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ype d’erreur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Code servlet</text:p>
          </table:table-cell>
          <table:table-cell table:style-name="ce5" office:value-type="string" calcext:value-type="string">
            <text:p>Type d’erreur</text:p>
          </table:table-cell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Missing parameter(s)</text:p>
          </table:table-cell>
        </table:table-row>
        <table:table-row table:style-name="ro2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Not connected</text:p>
          </table:table-cell>
        </table:table-row>
        <table:table-row table:style-name="ro2"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User does not exist</text:p>
          </table:table-cell>
        </table:table-row>
        <table:table-row table:style-name="ro3"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Incorrect login/password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rror JSON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User exists</text:p>
          </table:table-cell>
        </table:table-row>
        <table:table-row table:style-name="ro2">
          <table:table-cell/>
          <table:table-cell table:style-name="ce4" office:value-type="float" office:value="1006" calcext:value-type="float">
            <text:p>1006</text:p>
          </table:table-cell>
          <table:table-cell table:style-name="ce7" office:value-type="string" calcext:value-type="string">
            <text:p>Error Data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3:09:50.248440729</meta:creation-date>
    <meta:editing-cycles>6</meta:editing-cycles>
    <meta:editing-duration>PT10M40S</meta:editing-duration>
    <dc:date>2018-02-08T23:20:31.601603246</dc:date>
    <meta:generator>LibreOffice/5.4.2.2$Linux_X86_64 LibreOffice_project/22b09f6418e8c2d508a9eaf86b2399209b0990f4</meta:generator>
    <meta:document-statistic meta:table-count="1" meta:cell-count="17" meta:object-count="0"/>
  </office:meta>
</office:document-meta>
</file>